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28bd" officeooo:paragraph-rsid="000d28bd" style:font-weight-asian="bold" style:font-weight-complex="bold"/>
    </style:style>
    <style:style style:name="P2" style:family="paragraph" style:parent-style-name="Standard">
      <style:text-properties fo:font-weight="bold" officeooo:rsid="000e0e42" officeooo:paragraph-rsid="000e0e42" style:font-weight-asian="bold" style:font-weight-complex="bold"/>
    </style:style>
    <style:style style:name="P3" style:family="paragraph" style:parent-style-name="Standard">
      <style:text-properties fo:font-weight="bold" officeooo:rsid="000edcec" officeooo:paragraph-rsid="000edcec" style:font-weight-asian="bold" style:font-weight-complex="bold"/>
    </style:style>
    <style:style style:name="P4" style:family="paragraph" style:parent-style-name="Standard">
      <style:text-properties fo:font-weight="bold" officeooo:rsid="001049c2" officeooo:paragraph-rsid="001049c2" style:font-weight-asian="bold" style:font-weight-complex="bold"/>
    </style:style>
    <style:style style:name="P5" style:family="paragraph" style:parent-style-name="Standard">
      <style:text-properties fo:font-weight="bold" officeooo:rsid="001744fc" officeooo:paragraph-rsid="001744fc" style:font-weight-asian="bold" style:font-weight-complex="bold"/>
    </style:style>
    <style:style style:name="P6" style:family="paragraph" style:parent-style-name="Standard">
      <style:text-properties officeooo:paragraph-rsid="000c947e"/>
    </style:style>
    <style:style style:name="P7" style:family="paragraph" style:parent-style-name="Standard">
      <style:text-properties officeooo:paragraph-rsid="000fc5c8"/>
    </style:style>
    <style:style style:name="P8" style:family="paragraph" style:parent-style-name="Standard">
      <style:text-properties officeooo:rsid="001049c2" officeooo:paragraph-rsid="001049c2"/>
    </style:style>
    <style:style style:name="P9" style:family="paragraph" style:parent-style-name="Standard">
      <style:text-properties fo:font-weight="normal" officeooo:rsid="000c947e" officeooo:paragraph-rsid="000c947e" style:font-weight-asian="normal" style:font-weight-complex="normal"/>
    </style:style>
    <style:style style:name="P10" style:family="paragraph" style:parent-style-name="Standard">
      <style:text-properties fo:font-weight="normal" officeooo:rsid="000c947e" officeooo:paragraph-rsid="000d28bd" style:font-weight-asian="normal" style:font-weight-complex="normal"/>
    </style:style>
    <style:style style:name="P11" style:family="paragraph" style:parent-style-name="Standard">
      <style:text-properties fo:font-weight="normal" officeooo:rsid="000e0e42" officeooo:paragraph-rsid="000e0e42" style:font-weight-asian="normal" style:font-weight-complex="normal"/>
    </style:style>
    <style:style style:name="P12" style:family="paragraph" style:parent-style-name="Standard">
      <style:text-properties fo:font-weight="normal" officeooo:rsid="000edcec" officeooo:paragraph-rsid="000edcec" style:font-weight-asian="normal" style:font-weight-complex="normal"/>
    </style:style>
    <style:style style:name="P13" style:family="paragraph" style:parent-style-name="Standard">
      <style:text-properties fo:font-weight="normal" officeooo:rsid="0011ba64" officeooo:paragraph-rsid="0011ba64" style:font-weight-asian="normal" style:font-weight-complex="normal"/>
    </style:style>
    <style:style style:name="P14" style:family="paragraph" style:parent-style-name="Standard">
      <style:text-properties fo:font-weight="normal" officeooo:rsid="001049c2" officeooo:paragraph-rsid="001049c2" style:font-weight-asian="normal" style:font-weight-complex="normal"/>
    </style:style>
    <style:style style:name="P15" style:family="paragraph" style:parent-style-name="Standard">
      <style:text-properties fo:font-weight="normal" officeooo:rsid="001744fc" officeooo:paragraph-rsid="001744fc" style:font-weight-asian="normal" style:font-weight-complex="normal"/>
    </style:style>
    <style:style style:name="P16" style:family="paragraph" style:parent-style-name="Standard">
      <style:text-properties officeooo:rsid="0015f1c2" officeooo:paragraph-rsid="0011ba64"/>
    </style:style>
    <style:style style:name="P17" style:family="paragraph" style:parent-style-name="Standard" style:list-style-name="L1">
      <style:text-properties fo:font-weight="normal" officeooo:rsid="000c947e" officeooo:paragraph-rsid="000c947e" style:font-weight-asian="normal" style:font-weight-complex="normal"/>
    </style:style>
    <style:style style:name="P18" style:family="paragraph" style:parent-style-name="Standard" style:list-style-name="L1">
      <style:text-properties fo:font-weight="normal" officeooo:rsid="0011ba64" officeooo:paragraph-rsid="0011ba64" style:font-weight-asian="normal" style:font-weight-complex="normal"/>
    </style:style>
    <style:style style:name="P19" style:family="paragraph" style:parent-style-name="Standard" style:list-style-name="L2">
      <style:text-properties fo:font-weight="normal" officeooo:rsid="0011ba64" officeooo:paragraph-rsid="0011ba64" style:font-weight-asian="normal" style:font-weight-complex="normal"/>
    </style:style>
    <style:style style:name="P20" style:family="paragraph" style:parent-style-name="Standard" style:list-style-name="L13">
      <style:text-properties fo:font-weight="normal" officeooo:rsid="0011ba64" officeooo:paragraph-rsid="0011ba64" style:font-weight-asian="normal" style:font-weight-complex="normal"/>
    </style:style>
    <style:style style:name="P21" style:family="paragraph" style:parent-style-name="Standard" style:list-style-name="L1">
      <style:text-properties fo:font-weight="normal" officeooo:rsid="000d28bd" officeooo:paragraph-rsid="000d28bd" style:font-weight-asian="normal" style:font-weight-complex="normal"/>
    </style:style>
    <style:style style:name="P22" style:family="paragraph" style:parent-style-name="Standard" style:list-style-name="L2">
      <style:text-properties fo:font-weight="normal" officeooo:rsid="000e0e42" officeooo:paragraph-rsid="000e0e42" style:font-weight-asian="normal" style:font-weight-complex="normal"/>
    </style:style>
    <style:style style:name="P23" style:family="paragraph" style:parent-style-name="Standard" style:list-style-name="L2">
      <style:text-properties fo:font-weight="normal" officeooo:rsid="000e0e42" officeooo:paragraph-rsid="000f66a0" style:font-weight-asian="normal" style:font-weight-complex="normal"/>
    </style:style>
    <style:style style:name="P24" style:family="paragraph" style:parent-style-name="Standard" style:list-style-name="L3">
      <style:text-properties fo:font-weight="normal" officeooo:rsid="000e0e42" officeooo:paragraph-rsid="000e0e42" style:font-weight-asian="normal" style:font-weight-complex="normal"/>
    </style:style>
    <style:style style:name="P25" style:family="paragraph" style:parent-style-name="Standard">
      <style:text-properties fo:font-weight="normal" officeooo:rsid="000e0e42" officeooo:paragraph-rsid="000e0e42" style:font-weight-asian="normal" style:font-weight-complex="normal"/>
    </style:style>
    <style:style style:name="P26" style:family="paragraph" style:parent-style-name="Standard" style:list-style-name="L3">
      <style:text-properties fo:font-weight="normal" officeooo:rsid="000f66a0" officeooo:paragraph-rsid="000f66a0" style:font-weight-asian="normal" style:font-weight-complex="normal"/>
    </style:style>
    <style:style style:name="P27" style:family="paragraph" style:parent-style-name="Standard" style:list-style-name="L4">
      <style:text-properties fo:font-weight="normal" officeooo:rsid="000f66a0" officeooo:paragraph-rsid="000f66a0" style:font-weight-asian="normal" style:font-weight-complex="normal"/>
    </style:style>
    <style:style style:name="P28" style:family="paragraph" style:parent-style-name="Standard" style:list-style-name="L3">
      <style:text-properties fo:font-weight="normal" officeooo:rsid="000edcec" officeooo:paragraph-rsid="000edcec" style:font-weight-asian="normal" style:font-weight-complex="normal"/>
    </style:style>
    <style:style style:name="P29" style:family="paragraph" style:parent-style-name="Standard" style:list-style-name="L4">
      <style:text-properties fo:font-weight="normal" officeooo:rsid="000edcec" officeooo:paragraph-rsid="000edcec" style:font-weight-asian="normal" style:font-weight-complex="normal"/>
    </style:style>
    <style:style style:name="P30" style:family="paragraph" style:parent-style-name="Standard" style:list-style-name="L8">
      <style:text-properties fo:font-weight="normal" officeooo:rsid="0010e090" officeooo:paragraph-rsid="0010e090" style:font-weight-asian="normal" style:font-weight-complex="normal"/>
    </style:style>
    <style:style style:name="P31" style:family="paragraph" style:parent-style-name="Standard" style:list-style-name="L9">
      <style:text-properties fo:font-weight="normal" officeooo:rsid="0010e090" officeooo:paragraph-rsid="0011ba64" style:font-weight-asian="normal" style:font-weight-complex="normal"/>
    </style:style>
    <style:style style:name="P32" style:family="paragraph" style:parent-style-name="Standard" style:list-style-name="L14">
      <style:text-properties fo:font-weight="normal" officeooo:rsid="001744fc" officeooo:paragraph-rsid="001744fc" style:font-weight-asian="normal" style:font-weight-complex="normal"/>
    </style:style>
    <style:style style:name="P33" style:family="paragraph" style:parent-style-name="Standard" style:list-style-name="L1">
      <style:text-properties fo:font-weight="normal" officeooo:rsid="002157b2" officeooo:paragraph-rsid="002157b2" style:font-weight-asian="normal" style:font-weight-complex="normal"/>
    </style:style>
    <style:style style:name="P34" style:family="paragraph" style:parent-style-name="Standard" style:list-style-name="L2">
      <style:text-properties fo:font-weight="normal" officeooo:rsid="002157b2" officeooo:paragraph-rsid="002157b2" style:font-weight-asian="normal" style:font-weight-complex="normal"/>
    </style:style>
    <style:style style:name="P35" style:family="paragraph" style:parent-style-name="Standard" style:list-style-name="L1">
      <style:text-properties officeooo:rsid="000d28bd" officeooo:paragraph-rsid="000d28bd"/>
    </style:style>
    <style:style style:name="P36" style:family="paragraph" style:parent-style-name="Standard" style:list-style-name="L2">
      <style:text-properties officeooo:rsid="0015f1c2" officeooo:paragraph-rsid="0011ba64"/>
    </style:style>
    <style:style style:name="P37" style:family="paragraph" style:parent-style-name="Standard" style:list-style-name="L5">
      <style:text-properties officeooo:rsid="0015f1c2" officeooo:paragraph-rsid="0011e5a4"/>
    </style:style>
    <style:style style:name="P38" style:family="paragraph" style:parent-style-name="Standard" style:list-style-name="L10">
      <style:text-properties officeooo:rsid="0015f1c2" officeooo:paragraph-rsid="0011ba64"/>
    </style:style>
    <style:style style:name="P39" style:family="paragraph" style:parent-style-name="Standard" style:list-style-name="L11">
      <style:text-properties officeooo:rsid="0015f1c2" officeooo:paragraph-rsid="0011ba64"/>
    </style:style>
    <style:style style:name="P40" style:family="paragraph" style:parent-style-name="Standard" style:list-style-name="L13">
      <style:text-properties officeooo:rsid="0015f1c2" officeooo:paragraph-rsid="0011ba64"/>
    </style:style>
    <style:style style:name="P41" style:family="paragraph" style:parent-style-name="Standard" style:list-style-name="L2">
      <style:text-properties fo:font-weight="bold" officeooo:rsid="000e0e42" officeooo:paragraph-rsid="000e0e42" style:font-weight-asian="bold" style:font-weight-complex="bold"/>
    </style:style>
    <style:style style:name="P42" style:family="paragraph" style:parent-style-name="Standard" style:list-style-name="L4">
      <style:text-properties fo:font-weight="bold" officeooo:rsid="000edcec" officeooo:paragraph-rsid="000edcec" style:font-weight-asian="bold" style:font-weight-complex="bold"/>
    </style:style>
    <style:style style:name="P43" style:family="paragraph" style:parent-style-name="Standard" style:list-style-name="L4">
      <style:text-properties fo:font-weight="bold" officeooo:rsid="000f66a0" officeooo:paragraph-rsid="000f66a0" style:font-weight-asian="bold" style:font-weight-complex="bold"/>
    </style:style>
    <style:style style:name="P44" style:family="paragraph" style:parent-style-name="Standard" style:list-style-name="L9">
      <style:text-properties fo:font-weight="bold" officeooo:rsid="0010e090" officeooo:paragraph-rsid="0011ba64" style:font-weight-asian="bold" style:font-weight-complex="bold"/>
    </style:style>
    <style:style style:name="P45" style:family="paragraph" style:parent-style-name="Standard">
      <style:text-properties fo:font-weight="bold" officeooo:rsid="0026ec5c" officeooo:paragraph-rsid="0026ec5c" style:font-weight-asian="bold" style:font-weight-complex="bold"/>
    </style:style>
    <style:style style:name="P46" style:family="paragraph" style:parent-style-name="Standard" style:list-style-name="L15">
      <style:text-properties fo:font-weight="bold" officeooo:rsid="0026ec5c" officeooo:paragraph-rsid="0026ec5c" style:font-weight-asian="bold" style:font-weight-complex="bold"/>
    </style:style>
    <style:style style:name="P47" style:family="paragraph" style:parent-style-name="Standard" style:list-style-name="L5"/>
    <style:style style:name="P48" style:family="paragraph" style:parent-style-name="Standard" style:list-style-name="L5">
      <style:text-properties officeooo:rsid="0011ba64" officeooo:paragraph-rsid="0011e5a4"/>
    </style:style>
    <style:style style:name="P49" style:family="paragraph" style:parent-style-name="Standard" style:list-style-name="L10">
      <style:text-properties officeooo:rsid="0011ba64" officeooo:paragraph-rsid="0011ba64"/>
    </style:style>
    <style:style style:name="P50" style:family="paragraph" style:parent-style-name="Standard" style:list-style-name="L11">
      <style:text-properties officeooo:rsid="0011ba64" officeooo:paragraph-rsid="0011ba64"/>
    </style:style>
    <style:style style:name="P51" style:family="paragraph" style:parent-style-name="Standard" style:list-style-name="L13">
      <style:text-properties officeooo:rsid="0011ba64" officeooo:paragraph-rsid="0011ba64"/>
    </style:style>
    <style:style style:name="P52" style:family="paragraph" style:parent-style-name="Standard">
      <style:text-properties officeooo:rsid="0011ba64" officeooo:paragraph-rsid="0011ba64"/>
    </style:style>
    <style:style style:name="P53" style:family="paragraph" style:parent-style-name="Standard" style:list-style-name="L6"/>
    <style:style style:name="P54" style:family="paragraph" style:parent-style-name="Standard" style:list-style-name="L6">
      <style:text-properties officeooo:paragraph-rsid="000fc5c8"/>
    </style:style>
    <style:style style:name="P55" style:family="paragraph" style:parent-style-name="Standard" style:list-style-name="L6">
      <style:text-properties officeooo:paragraph-rsid="0018bcbb"/>
    </style:style>
    <style:style style:name="P56" style:family="paragraph" style:parent-style-name="Standard" style:list-style-name="L6">
      <style:text-properties officeooo:paragraph-rsid="00232a45"/>
    </style:style>
    <style:style style:name="P57" style:family="paragraph" style:parent-style-name="Standard" style:list-style-name="L7"/>
    <style:style style:name="P58" style:family="paragraph" style:parent-style-name="Standard" style:list-style-name="L7">
      <style:text-properties officeooo:paragraph-rsid="0018bcbb"/>
    </style:style>
    <style:style style:name="P59" style:family="paragraph" style:parent-style-name="Standard" style:list-style-name="L7">
      <style:text-properties officeooo:rsid="001049c2" officeooo:paragraph-rsid="001049c2"/>
    </style:style>
    <style:style style:name="P60" style:family="paragraph" style:parent-style-name="Standard" style:list-style-name="L1">
      <style:text-properties officeooo:rsid="002157b2" officeooo:paragraph-rsid="002157b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947e" style:font-weight-asian="normal" style:font-weight-complex="normal"/>
    </style:style>
    <style:style style:name="T3" style:family="text">
      <style:text-properties fo:font-weight="normal" officeooo:rsid="000e0e42" style:font-weight-asian="normal" style:font-weight-complex="normal"/>
    </style:style>
    <style:style style:name="T4" style:family="text">
      <style:text-properties fo:font-weight="normal" officeooo:rsid="000edcec" style:font-weight-asian="normal" style:font-weight-complex="normal"/>
    </style:style>
    <style:style style:name="T5" style:family="text">
      <style:text-properties fo:font-weight="normal" officeooo:rsid="000f66a0" style:font-weight-asian="normal" style:font-weight-complex="normal"/>
    </style:style>
    <style:style style:name="T6" style:family="text">
      <style:text-properties fo:font-weight="normal" officeooo:rsid="0011ba64" style:font-weight-asian="normal" style:font-weight-complex="normal"/>
    </style:style>
    <style:style style:name="T7" style:family="text">
      <style:text-properties fo:font-weight="normal" officeooo:rsid="0019c399" style:font-weight-asian="normal" style:font-weight-complex="normal"/>
    </style:style>
    <style:style style:name="T8" style:family="text">
      <style:text-properties fo:font-weight="normal" officeooo:rsid="002157b2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c947e" style:font-weight-asian="bold" style:font-weight-complex="bold"/>
    </style:style>
    <style:style style:name="T11" style:family="text">
      <style:text-properties officeooo:rsid="000edcec"/>
    </style:style>
    <style:style style:name="T12" style:family="text">
      <style:text-properties officeooo:rsid="000f66a0"/>
    </style:style>
    <style:style style:name="T13" style:family="text">
      <style:text-properties officeooo:rsid="000fc5c8"/>
    </style:style>
    <style:style style:name="T14" style:family="text">
      <style:text-properties officeooo:rsid="001049c2"/>
    </style:style>
    <style:style style:name="T15" style:family="text">
      <style:text-properties officeooo:rsid="0011ba64"/>
    </style:style>
    <style:style style:name="T16" style:family="text">
      <style:text-properties officeooo:rsid="00181080"/>
    </style:style>
    <style:style style:name="T17" style:family="text">
      <style:text-properties officeooo:rsid="001addcf"/>
    </style:style>
    <style:style style:name="T18" style:family="text">
      <style:text-properties officeooo:rsid="00174f5f"/>
    </style:style>
    <style:style style:name="T19" style:family="text">
      <style:text-properties officeooo:rsid="00198114"/>
    </style:style>
    <style:style style:name="T20" style:family="text">
      <style:text-properties officeooo:rsid="00145ec5"/>
    </style:style>
    <style:style style:name="T21" style:family="text">
      <style:text-properties officeooo:rsid="0018bcbb"/>
    </style:style>
    <style:style style:name="T22" style:family="text">
      <style:text-properties officeooo:rsid="0019c399"/>
    </style:style>
    <style:style style:name="T23" style:family="text">
      <style:text-properties officeooo:rsid="001b40ce"/>
    </style:style>
    <style:style style:name="T24" style:family="text">
      <style:text-properties officeooo:rsid="001cfcb4"/>
    </style:style>
    <style:style style:name="T25" style:family="text">
      <style:text-properties officeooo:rsid="002157b2"/>
    </style:style>
    <style:style style:name="T26" style:family="text">
      <style:text-properties officeooo:rsid="00231cc3"/>
    </style:style>
    <style:style style:name="T27" style:family="text">
      <style:text-properties officeooo:rsid="00232a45"/>
    </style:style>
    <style:style style:name="T28" style:family="text">
      <style:text-properties officeooo:rsid="00235d49"/>
    </style:style>
    <style:style style:name="T29" style:family="text">
      <style:text-properties officeooo:rsid="00240a8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0">Cenário: </text:span><text:span text:style-name="T2">Usuário cria um bolão <text:s/></text:span><text:span text:style-name="T8">com um jogo</text:span></text:p>
      <text:p text:style-name="P9"/>
      <text:list xml:id="list4589422695555331956" text:style-name="L1">
        <text:list-item>
          <text:p text:style-name="P17">Usuário efetua login</text:p>
        </text:list-item>
        <text:list-item>
          <text:p text:style-name="P18">Sistema exibe lista de bolões</text:p>
        </text:list-item>
        <text:list-item>
          <text:p text:style-name="P17">Usuário seleciona a opção “Novo bolão”</text:p>
        </text:list-item>
        <text:list-item>
          <text:p text:style-name="P17">Sistema exibe tela para criação de um novo bolão</text:p>
        </text:list-item>
        <text:list-item>
          <text:p text:style-name="P21">Usuário informa as informações necessárias para o bolão e clica para passar para próxima tela</text:p>
        </text:list-item>
        <text:list-item>
          <text:p text:style-name="P21">Sistema verifica se todas as informações necessárias foram dadas</text:p>
        </text:list-item>
        <text:list-item>
          <text:p text:style-name="P33">Sistema exibe confirmação de cadastro do bolão</text:p>
        </text:list-item>
        <text:list-item>
          <text:p text:style-name="P21">Sistema <text:span text:style-name="T25">pergunta se o usuário quer cadastrar um jogo no bolão</text:span></text:p>
        </text:list-item>
        <text:list-item>
          <text:p text:style-name="P35"><text:span text:style-name="T1">Usuário </text:span><text:span text:style-name="T8">escolhe cadastrar um jogo no bolão </text:span></text:p>
        </text:list-item>
        <text:list-item>
          <text:p text:style-name="P60"><text:span text:style-name="T1">Sistema exibe tela para cadastro de jogo</text:span></text:p>
        </text:list-item>
        <text:list-item>
          <text:p text:style-name="P60"><text:span text:style-name="T1">Usuário insere as informações do jogo </text:span></text:p>
        </text:list-item>
        <text:list-item>
          <text:p text:style-name="P60"><text:span text:style-name="T1">Sistema verifica se todas as informações necessárias foram dadas corretamente</text:span></text:p>
        </text:list-item>
        <text:list-item>
          <text:p text:style-name="P60"><text:span text:style-name="T1">Sistema exibe confirmação de cadastro do jogo e pergunta se o usuário deseja cadastrar mais um jogo no bolão</text:span></text:p>
        </text:list-item>
        <text:list-item>
          <text:p text:style-name="P33">Usuário escolhe não cadastrar mais um jogo no bolão</text:p>
        </text:list-item>
        <text:list-item>
          <text:p text:style-name="P33">Sistema exibe informações do bolão cadastrado</text:p>
        </text:list-item>
      </text:list>
      <text:p text:style-name="P10"/>
      <text:p text:style-name="P1">Cenário: <text:span text:style-name="T1">Usuário cadastra </text:span><text:span text:style-name="T3">um j</text:span><text:span text:style-name="T1">ogo num bolão existente</text:span></text:p>
      <text:p text:style-name="P9"/>
      <text:list xml:id="list7337586869920158754" text:style-name="L2">
        <text:list-item>
          <text:p text:style-name="P22">Usuário apostador efetua login </text:p>
        </text:list-item>
        <text:list-item>
          <text:p text:style-name="P23">Sistema exibe lista de bolões</text:p>
        </text:list-item>
        <text:list-item>
          <text:p text:style-name="P36"><text:span text:style-name="T15">A</text:span>postador acessa página “<text:span text:style-name="T17">Meus Bolões”</text:span></text:p>
        </text:list-item>
        <text:list-item>
          <text:p text:style-name="P19">Sistema exibe na tela a lista de bolões que o usuário <text:span text:style-name="T25">tem acesso</text:span></text:p>
        </text:list-item>
        <text:list-item>
          <text:p text:style-name="P22">Usuário consulta um bolão criado por ele </text:p>
        </text:list-item>
        <text:list-item>
          <text:p text:style-name="P41"><text:span text:style-name="T1">Sistema exibe </text:span><text:span text:style-name="T4">informações </text:span><text:span text:style-name="T1">do bolão</text:span></text:p>
        </text:list-item>
        <text:list-item>
          <text:p text:style-name="P22">Usuário seleciona para adicionar mais jogos ao bolão</text:p>
        </text:list-item>
        <text:list-item>
          <text:p text:style-name="P22">Sistema exibe tela para cadastro de jogo</text:p>
        </text:list-item>
        <text:list-item>
          <text:p text:style-name="P22">Usuário informa os times que participarão do jogo e a data do jogo e confirma</text:p>
        </text:list-item>
        <text:list-item>
          <text:p text:style-name="P22">Sistema verifica se as informações foram dadas de forma correta</text:p>
        </text:list-item>
        <text:list-item>
          <text:p text:style-name="P22">Sistema exibe <text:span text:style-name="T25">mensagem</text:span> de confirmação de cadastro de jogo e <text:span text:style-name="T25">pergunta se o usuário deseja cadastrar mais um jogo no bolão</text:span></text:p>
        </text:list-item>
        <text:list-item>
          <text:p text:style-name="P34">Usuário escolhe não cadastrar mais um jogo no bolão</text:p>
        </text:list-item>
        <text:list-item>
          <text:p text:style-name="P34">Sistema volta para a tela principal de exibição do bolão</text:p>
        </text:list-item>
      </text:list>
      <text:p text:style-name="P11"/>
      <text:p text:style-name="P2">Cenário: <text:span text:style-name="T1">Usuário cria uma aposta</text:span></text:p>
      <text:p text:style-name="P11"/>
      <text:list xml:id="list1747816498853504656" text:style-name="L3">
        <text:list-item>
          <text:p text:style-name="P26">Usuário apostador efetua login</text:p>
        </text:list-item>
        <text:list-item>
          <text:p text:style-name="P26">Sistema exibe lista de bolões</text:p>
        </text:list-item>
        <text:list-item>
          <text:p text:style-name="P24">Usuário apostador consulta um bolão que participa </text:p>
        </text:list-item>
        <text:list-item>
          <text:p text:style-name="P28">Sistema exibe informações do bolão</text:p>
        </text:list-item>
        <text:list-item>
          <text:p text:style-name="P24">Usuário seleciona <text:span text:style-name="T25">apostar</text:span> <text:span text:style-name="T25">n</text:span>um jogo futuro no bolão no qual ainda não tenha apostado</text:p>
        </text:list-item>
        <text:list-item>
          <text:p text:style-name="P24">Sistema exibe tela para inserção de aposta</text:p>
        </text:list-item>
        <text:list-item>
          <text:p text:style-name="P24">Usuário informa o <text:span text:style-name="T20">placar apostado </text:span>e confirma</text:p>
        </text:list-item>
        <text:list-item>
          <text:p text:style-name="P24">Sistema exibe <text:span text:style-name="T25">mensagem</text:span> de confirmação de aposta e volta para a tela principal do bolão</text:p>
        </text:list-item>
      </text:list>
      <text:p text:style-name="P11"/>
      <text:p text:style-name="P11"/>
      <text:p text:style-name="P2"><text:soft-page-break/>Cenário: <text:span text:style-name="T1">Usuário edita uma aposta </text:span></text:p>
      <text:p text:style-name="P11"/>
      <text:list xml:id="list3014818902805275747" text:style-name="L4">
        <text:list-item>
          <text:p text:style-name="P27">Usuário apostador efetua login</text:p>
        </text:list-item>
        <text:list-item>
          <text:p text:style-name="P27">Sistema exibe lista de bolões</text:p>
        </text:list-item>
        <text:list-item>
          <text:p text:style-name="P29">Usuário apostador consulta um bolão que participa</text:p>
        </text:list-item>
        <text:list-item>
          <text:p text:style-name="P42"><text:span text:style-name="T1">Usuário </text:span><text:span text:style-name="T8">escolhe</text:span><text:span text:style-name="T1"> um jogo futuro no bolão no qual já tenha apostado </text:span><text:span text:style-name="T5">e que o botão de “Editar Aposta” esteja disponível</text:span></text:p>
        </text:list-item>
        <text:list-item>
          <text:p text:style-name="P43"><text:span text:style-name="T5">U</text:span><text:span text:style-name="T1">suário seleciona “Editar Aposta”</text:span></text:p>
        </text:list-item>
        <text:list-item>
          <text:p text:style-name="P29">Sistema exibe <text:span text:style-name="T25">torna o campo com a aposta inserida antes pelo usuário editável</text:span></text:p>
        </text:list-item>
        <text:list-item>
          <text:p text:style-name="P29">Usuário edita o <text:span text:style-name="T20">placar </text:span>inserido e confirma</text:p>
        </text:list-item>
        <text:list-item>
          <text:p text:style-name="P29">Sistema exibe <text:span text:style-name="T25">mensagem</text:span> de confirmação de aposta e <text:span text:style-name="T25">o campo se torna apenas visível</text:span> </text:p>
        </text:list-item>
      </text:list>
      <text:p text:style-name="P12"/>
      <text:p text:style-name="P3">Cenário:<text:span text:style-name="T1"> Usuário convida apostadores para seu bolão</text:span></text:p>
      <text:p text:style-name="P12"/>
      <text:list xml:id="list3397571678607982725" text:style-name="L5">
        <text:list-item>
          <text:p text:style-name="P47">Usuário <text:span text:style-name="T14">apostador </text:span>efetua login</text:p>
        </text:list-item>
        <text:list-item>
          <text:p text:style-name="P47">Sistema exibe lista de bolões</text:p>
        </text:list-item>
        <text:list-item>
          <text:p text:style-name="P37"><text:span text:style-name="T15">A</text:span>postador acessa página “<text:span text:style-name="T17">Meus Bolões”</text:span></text:p>
        </text:list-item>
        <text:list-item>
          <text:p text:style-name="P48">Sistema exibe na tela a lista de bolões que o usuário <text:span text:style-name="T25">tem acesso</text:span></text:p>
        </text:list-item>
        <text:list-item>
          <text:p text:style-name="P47">Usuário acessa um bolão <text:span text:style-name="T12">criado por ele</text:span></text:p>
        </text:list-item>
        <text:list-item>
          <text:p text:style-name="P47">Sistema exibe informações do bolão</text:p>
        </text:list-item>
        <text:list-item>
          <text:p text:style-name="P47">Usuário clica em <text:span text:style-name="T12">“Convidar apostadores”</text:span></text:p>
        </text:list-item>
        <text:list-item>
          <text:p text:style-name="P47">Sistema exibe um<text:span text:style-name="T12">a tela para </text:span>seleção de apostadores <text:span text:style-name="T12">a serem convidados</text:span></text:p>
        </text:list-item>
        <text:list-item>
          <text:p text:style-name="P47"><text:span text:style-name="T11">U</text:span>suário <text:span text:style-name="T26">seleciona</text:span> um ou mais apostadores a serem convidados e confirma</text:p>
        </text:list-item>
        <text:list-item>
          <text:p text:style-name="P47">Sistema envia convite para os apostadores escolhidos</text:p>
        </text:list-item>
      </text:list>
      <text:p text:style-name="Standard"/>
      <text:p text:style-name="Standard"><text:span text:style-name="T9">Cenário:</text:span> <text:span text:style-name="T12">Usuário responde aceitar </text:span>convite <text:span text:style-name="T12">para participar de bolão</text:span></text:p>
      <text:p text:style-name="Standard"/>
      <text:list xml:id="list5778269372899437802" text:style-name="L6">
        <text:list-item>
          <text:p text:style-name="P53">Usuário <text:span text:style-name="T14">apostador </text:span>efetua login</text:p>
        </text:list-item>
        <text:list-item>
          <text:p text:style-name="P53">Sistema exibe lista de bolões</text:p>
        </text:list-item>
        <text:list-item>
          <text:p text:style-name="P53">Sistema <text:span text:style-name="T12">sinaliza </text:span>uma nova notificação <text:span text:style-name="T27">não respondida </text:span>no menu</text:p>
        </text:list-item>
        <text:list-item>
          <text:p text:style-name="P53">Usuário <text:span text:style-name="T21">abre notificações e vê convite não respondido</text:span></text:p>
        </text:list-item>
        <text:list-item>
          <text:p text:style-name="P53">Usuário escolhe participar <text:span text:style-name="T12">do bolão</text:span></text:p>
        </text:list-item>
        <text:list-item>
          <text:p text:style-name="P53">Sistema <text:span text:style-name="T12">exibe informações do bolão</text:span></text:p>
        </text:list-item>
      </text:list>
      <text:p text:style-name="Standard"/>
      <text:p text:style-name="P7"><text:span text:style-name="T9">Cenário:</text:span> <text:span text:style-name="T12">Usuário responde recusar </text:span>convite <text:span text:style-name="T12">para participar de bolão</text:span></text:p>
      <text:p text:style-name="P7"/>
      <text:list xml:id="list173241274239680" text:continue-numbering="true" text:style-name="L6">
        <text:list-item>
          <text:p text:style-name="P54">Usuário <text:span text:style-name="T14">apostador </text:span>efetua login</text:p>
        </text:list-item>
        <text:list-item>
          <text:p text:style-name="P54">Sistema exibe lista de bolões</text:p>
        </text:list-item>
        <text:list-item>
          <text:p text:style-name="P54">Sistema <text:span text:style-name="T12">sinaliza </text:span>uma nova notificação no menu</text:p>
        </text:list-item>
        <text:list-item>
          <text:p text:style-name="P55">Usuário <text:span text:style-name="T21">abre notificações e vê convite não respondido</text:span></text:p>
        </text:list-item>
        <text:list-item>
          <text:p text:style-name="P56">Usuário escolhe <text:span text:style-name="T21">recusar convite <text:s/></text:span></text:p>
          <text:p text:style-name="P54"/>
        </text:list-item>
      </text:list>
      <text:p text:style-name="Standard"><text:span text:style-name="T9">Cenário: </text:span>Solicitar participação no bolão</text:p>
      <text:p text:style-name="Standard"/>
      <text:list xml:id="list7337936068900967750" text:style-name="L7">
        <text:list-item>
          <text:p text:style-name="P57">Usuário <text:span text:style-name="T14">apostador </text:span>efetua login</text:p>
        </text:list-item>
        <text:list-item>
          <text:p text:style-name="P58">Sistema exibe lista de bolões</text:p>
        </text:list-item>
        <text:list-item>
          <text:p text:style-name="P57">Usuário <text:span text:style-name="T13">escolhe da lista </text:span>um bolão <text:span text:style-name="T13">que não participa e não criou</text:span></text:p>
        </text:list-item>
        <text:list-item>
          <text:p text:style-name="P57">Usuário clica em “<text:span text:style-name="T27">Solicitar participar</text:span> do bolão”</text:p>
        </text:list-item>
        <text:list-item>
          <text:p text:style-name="P59">Sistema envia notificação para administrador do bolão sobre a <text:span text:style-name="T15">solicitação</text:span></text:p>
        </text:list-item>
      </text:list>
      <text:p text:style-name="P8"><text:soft-page-break/></text:p>
      <text:p text:style-name="P4">Cenário: <text:span text:style-name="T1">Usuário aceita solicitação para participar do bolão </text:span></text:p>
      <text:p text:style-name="P14"/>
      <text:list xml:id="list8617681305251122272" text:style-name="L8">
        <text:list-item>
          <text:p text:style-name="P30">Usuário apostador A efetua login</text:p>
        </text:list-item>
        <text:list-item>
          <text:p text:style-name="P30">Sistema exibe lista de bolões</text:p>
        </text:list-item>
        <text:list-item>
          <text:p text:style-name="P30">Sistema sinaliza uma nova notificação no menu</text:p>
        </text:list-item>
        <text:list-item>
          <text:p text:style-name="P30">Usuário A <text:span text:style-name="T22">abre</text:span> notificações e <text:span text:style-name="T22">vê </text:span>uma solicitação do usuário B para participar de um bolão criado por ele</text:p>
        </text:list-item>
        <text:list-item>
          <text:p text:style-name="P30">Usuário A clica <text:span text:style-name="T22">para</text:span> “Aceitar solicitação”</text:p>
        </text:list-item>
      </text:list>
      <text:p text:style-name="P13"/>
      <text:p text:style-name="P4">Cenário: <text:span text:style-name="T1">Usuário recusa solicitação para participar do bolão</text:span></text:p>
      <text:p text:style-name="P12"/>
      <text:list xml:id="list7686276111804041656" text:style-name="L9">
        <text:list-item>
          <text:p text:style-name="P31">Usuário apostador A efetua login</text:p>
        </text:list-item>
        <text:list-item>
          <text:p text:style-name="P31">Sistema exibe lista de bolões</text:p>
        </text:list-item>
        <text:list-item>
          <text:p text:style-name="P31">Sistema sinaliza uma nova notificação no menu</text:p>
        </text:list-item>
        <text:list-item>
          <text:p text:style-name="P31">Usuário A verifica notificações e <text:span text:style-name="T22">vê </text:span>uma solicitação do usuário B para participar de um bolão criado por ele</text:p>
        </text:list-item>
        <text:list-item>
          <text:p text:style-name="P44"><text:span text:style-name="T1">Usuário A clica </text:span><text:span text:style-name="T7">para</text:span><text:span text:style-name="T1"> “</text:span><text:span text:style-name="T6">Rejeitar solicitação</text:span><text:span text:style-name="T1">”</text:span></text:p>
        </text:list-item>
      </text:list>
      <text:p text:style-name="P13"/>
      <text:p text:style-name="P16"><text:span text:style-name="T9">Cenário:</text:span> <text:span text:style-name="T15">U</text:span>suário <text:span text:style-name="T16">apostador</text:span> verifica histórico de apostas.</text:p>
      <text:p text:style-name="P16"/>
      <text:list xml:id="list5220688861797491567" text:style-name="L10">
        <text:list-item>
          <text:p text:style-name="P38"><text:span text:style-name="T15">U</text:span>suário apostador efetua login</text:p>
        </text:list-item>
        <text:list-item>
          <text:p text:style-name="P38"><text:span text:style-name="T15">A</text:span>postador acessa página com seu histórico de apostas</text:p>
        </text:list-item>
        <text:list-item>
          <text:p text:style-name="P49">Sistema exibe tela <text:span text:style-name="T23">cada aposta que o usuário já fez, separada por bolão e jogo</text:span></text:p>
        </text:list-item>
      </text:list>
      <text:p text:style-name="P16"/>
      <text:p text:style-name="P16"><text:span text:style-name="T9">Cenário:</text:span> <text:span text:style-name="T15">Administrador de um bolão exclui um outro apostador do seu bolão.</text:span></text:p>
      <text:p text:style-name="P16"/>
      <text:list xml:id="list2641360754815203009" text:style-name="L11">
        <text:list-item>
          <text:p text:style-name="P39"><text:span text:style-name="T15">U</text:span>suário apostador efetua login</text:p>
        </text:list-item>
        <text:list-item>
          <text:p text:style-name="P39"><text:span text:style-name="T15">A</text:span>postador acessa página “<text:span text:style-name="T17">Meus Bolões”</text:span></text:p>
        </text:list-item>
        <text:list-item>
          <text:p text:style-name="P50">Sistema exibe na tela a lista de bolões que o usuário participa</text:p>
        </text:list-item>
        <text:list-item>
          <text:p text:style-name="P39"><text:span text:style-name="T15">A</text:span>postador seleciona <text:span text:style-name="T15">um </text:span>bolão <text:span text:style-name="T18">do qual é administrador e deseja excluir um apostador</text:span></text:p>
        </text:list-item>
        <text:list-item>
          <text:p text:style-name="P50">O sistema exibe na tela os detalhes do bolão, como lista de participante e de jogos</text:p>
        </text:list-item>
        <text:list-item>
          <text:p text:style-name="P50">O sistema habilita o botão de exclusão, pois o usuário é o administrador do bolão</text:p>
        </text:list-item>
        <text:list-item>
          <text:p text:style-name="P50">Usuário seleciona a opção “excluir” para o apostador desejado</text:p>
        </text:list-item>
        <text:list-item>
          <text:p text:style-name="P39"><text:span text:style-name="T15">O sistema exibe</text:span> <text:span text:style-name="T19">uma alerta para ter certeza de que o administrador do bolão deseja excluir aquele apostador</text:span></text:p>
        </text:list-item>
        <text:list-item>
          <text:p text:style-name="P50">O administrador do bolão confirma</text:p>
        </text:list-item>
        <text:list-item>
          <text:p text:style-name="P50">O sistema exclui todas as apostas de jogos não finalizadas daquele apostador e remove seu acesso àquele bolão.</text:p>
        </text:list-item>
      </text:list>
      <text:p text:style-name="P52"/>
      <text:p text:style-name="P16"><text:span text:style-name="T9">Cenário:</text:span> <text:span text:style-name="T15">Administrador de um bolão registra o resultado de um jogo.</text:span></text:p>
      <text:p text:style-name="P16"/>
      <text:list xml:id="list5212269318709852797" text:style-name="L13">
        <text:list-item>
          <text:p text:style-name="P40"><text:span text:style-name="T15">U</text:span>suário apostador efetua login</text:p>
        </text:list-item>
        <text:list-item>
          <text:p text:style-name="P40"><text:span text:style-name="T15">A</text:span>postador acessa página “<text:span text:style-name="T17">Meus Bolões”</text:span></text:p>
        </text:list-item>
        <text:list-item>
          <text:p text:style-name="P51">Sistema exibe na tela a lista de bolões que o usuário <text:span text:style-name="T28">tem acesso</text:span></text:p>
        </text:list-item>
        <text:list-item>
          <text:p text:style-name="P40"><text:span text:style-name="T15">A</text:span>postador seleciona <text:span text:style-name="T15">um</text:span> bolão <text:span text:style-name="T18">do qual é administrador e deseja registrar um resultado</text:span></text:p>
        </text:list-item>
        <text:list-item>
          <text:p text:style-name="P51">O sistema exibe na tela os detalhes do bolão, como lista de participante e de jogos</text:p>
        </text:list-item>
        <text:list-item>
          <text:p text:style-name="P51">O sistema habilita o botão de registrar um resultado, pois o usuário é o administrador do bolão e a data do jogo foi alcançada</text:p>
        </text:list-item>
        <text:list-item>
          <text:p text:style-name="P51">Usuário seleciona a opção “registrar resultado” para o jogo desejado</text:p>
        </text:list-item>
        <text:list-item>
          <text:p text:style-name="P51"><text:soft-page-break/>O sistema <text:span text:style-name="T24">exibe tela para o usuário digitar o resultado do jogo</text:span></text:p>
        </text:list-item>
        <text:list-item>
          <text:p text:style-name="P51">Usuário digita o placar</text:p>
        </text:list-item>
        <text:list-item>
          <text:p text:style-name="P51">Usuário clica em “<text:span text:style-name="T29">C</text:span>onfirmar”</text:p>
        </text:list-item>
        <text:list-item>
          <text:p text:style-name="P20">Sistema salva o resultado do jogo.</text:p>
        </text:list-item>
      </text:list>
      <text:p text:style-name="P13"/>
      <text:p text:style-name="P5">Cenário: <text:span text:style-name="T1">Administrador do sistema exclui um bolão</text:span></text:p>
      <text:p text:style-name="P15"/>
      <text:list xml:id="list3489331084223135122" text:style-name="L14">
        <text:list-item>
          <text:p text:style-name="P32">Usuário administrador do sistema consulta todos os bolões existentes</text:p>
        </text:list-item>
        <text:list-item>
          <text:p text:style-name="P32">Sistema exibe na tela a lista de todos bolões existentes no sistema </text:p>
        </text:list-item>
        <text:list-item>
          <text:p text:style-name="P32">O botão de excluir um bolão estará habilitado, pois o usuário é um administrador do sistema</text:p>
        </text:list-item>
        <text:list-item>
          <text:p text:style-name="P32">Usuário seleciona o botão “excluir bolão” para o bolão que deseja excluir</text:p>
        </text:list-item>
        <text:list-item>
          <text:p text:style-name="P32">Sistema exibe um alerta para ter certeza de que o administrador deseja excluir aquele bolão </text:p>
        </text:list-item>
        <text:list-item>
          <text:p text:style-name="P32">Usuário confirma a exclusão </text:p>
        </text:list-item>
        <text:list-item>
          <text:p text:style-name="P32">Sistema exibe uma mensagem de confirmação da exclusão do bolão e exclui aquele bolão do sistema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6:55:31.761000000</meta:creation-date>
    <dc:date>2018-12-06T17:29:57.277309806</dc:date>
    <meta:editing-duration>PT2H5M2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4" meta:paragraph-count="126" meta:word-count="1204" meta:character-count="6865" meta:non-whitespace-character-count="5883"/>
  </office:meta>
</office:document-meta>
</file>